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36.0pt"/>
    </style:style>
    <style:style style:name="T1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1. Na komputerze /Master instalujemy openssh-server (sudo apt-get install openssh-server)</text:p>
      <text:p text:style-name="P1">2. Na slave'ach trzeba zainstalować openssh-client (sudo apt-get install openssh-client)</text:p>
      <text:p text:style-name="P1">3. Łączymy się ze slave'ami przez ssh (ssh adres-IP slave'a) – doda nam to w folderze /.ssh plik o nazwie <text:span text:style-name="T1">known_hosts, </text:span>w którym będą zapisane znane hosty</text:p>
      <text:p text:style-name="P1">4. Na masterze generujemy klucze (ssh-keygen -t dsa) – nic nie wpisujemy, klikamy enter</text:p>
      <text:p text:style-name="P1">5. W folderze /home/user_name/.ssh powinny pojawić się dwa dodatkowe pliki: id_dsa oraz id_dsa.pub</text:p>
      <text:p text:style-name="P1">6. Kopiujemy klucz publiczny do slave'ów (scp home/user_name/.ssh/id_dsa.pub <text:a xlink:type="simple" xlink:href="mailto:slave1@IP-adress">slave1@IP-adress</text:a>:/home/user_name/.ssh/id_dsa.pub)</text:p>
      <text:p text:style-name="P1">7. Na slave'ie dodajemy skopiowany klucz publiczny do authorized_keys ( cat id_dsa.pub &gt;&gt; authorized_keys)</text:p>
      <text:p text:style-name="P1">8. Teraz już bez podawania hasła powinniśmy się połączyć do slave'ow z maste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